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Arial, Helvetica, sans-serif"/>
    <style:font-face style:name="Calibri2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1pt" fo:language="en" fo:country="none" fo:font-weight="bold" officeooo:paragraph-rsid="0003562c" style:font-size-asian="11pt" style:font-weight-asian="bold" style:font-weight-complex="bold"/>
    </style:style>
    <style:style style:name="P2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1pt" fo:language="en" fo:country="none" style:font-size-asian="11pt"/>
    </style:style>
    <style:style style:name="P3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1pt" officeooo:paragraph-rsid="0003562c"/>
    </style:style>
    <style:style style:name="P4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officeooo:paragraph-rsid="0003562c"/>
    </style:style>
    <style:style style:name="P5" style:family="paragraph" style:parent-style-name="Standard" style:master-page-name="Standard">
      <style:paragraph-properties fo:margin-top="0cm" fo:margin-bottom="0.353cm" loext:contextual-spacing="false" fo:line-height="115%" fo:text-align="justify" style:justify-single-word="false" style:page-number="auto"/>
      <style:text-properties officeooo:paragraph-rsid="0003562c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font-size="11pt" fo:language="en" fo:country="none" officeooo:rsid="0003562c" style:font-size-asian="11pt"/>
    </style:style>
    <style:style style:name="T3" style:family="text">
      <style:text-properties style:font-name="Calibri" fo:font-size="11pt" fo:language="en" fo:country="none" fo:font-weight="bold" style:font-size-asian="11pt" style:font-weight-asian="bold" style:font-weight-complex="bold"/>
    </style:style>
    <style:style style:name="T4" style:family="text">
      <style:text-properties style:font-name="Calibri" fo:font-size="11pt" fo:language="en" fo:country="none" fo:font-weight="bold" officeooo:rsid="0003562c" style:font-size-asian="11pt" style:font-weight-asian="bold" style:font-weight-complex="bold"/>
    </style:style>
    <style:style style:name="T5" style:family="text">
      <style:text-properties fo:color="#000000" style:font-name="Calibri1" fo:font-size="12pt" fo:background-color="#ffffff" loext:char-shading-value="0"/>
    </style:style>
    <style:style style:name="T6" style:family="text">
      <style:text-properties fo:color="#000000" style:font-name="Calibri2" fo:background-color="#ffffff" loext:char-shading-value="0" style:font-size-asian="11pt" style:font-size-complex="11pt"/>
    </style:style>
    <style:style style:name="T7" style:family="text">
      <style:text-properties fo:language="en" fo:country="none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tab/></text:span><text:span text:style-name="T3"><text:tab/><text:tab/><text:tab/> <text:s text:c="3"/></text:span><text:span text:style-name="T4">ABSTRACT</text:span></text:p>
      <text:p text:style-name="P1"><text:tab/><text:tab/>Semi Automated Timetable Generation</text:p>
      <text:p text:style-name="P4"><text:span text:style-name="T1">Time <text:s/>table generation is </text:span><text:span text:style-name="T2">a </text:span><text:span text:style-name="T1">time consuming problem faced by many educational institutes. <text:s/>It belongs to the class of combinatorial optimization problems. We propose a semi-automated approach for solving this heavily constrained problem for educational institutes like College of Engineering Pune (CoEP). <text:s/>It will allow the users to make time table as per his/her choice while ensuring all constraints are satisfied and there are no conflicts.</text:span></text:p>
      <text:p text:style-name="P3"><text:span text:style-name="T7"><text:tab/>There are some existing solutions for this problem which are fully automated but difficult to use. We propose a much simpler approach for solving it. </text:span><text:span text:style-name="T6">We aim to develop a desktop application using Object Oriented Programming paradigm with a user friendly interface.</text:span><text:span text:style-name="T5"> </text:span></text:p>
      <text:p text:style-name="P2">Group : CE 4</text:p>
      <text:p text:style-name="P2">Members: <text:s/>111203031 Sourabh Limbore</text:p>
      <text:p text:style-name="P2"><text:tab/> <text:s text:c="6"/>111203032 Aadesh Mag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, Arial, Helvetica, sans-serif"/>
    <style:font-face style:name="Calibri2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1T19:47:28.538087311</dc:date>
    <meta:editing-duration>PT6M33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1" meta:paragraph-count="7" meta:word-count="124" meta:character-count="839" meta:non-whitespace-character-count="698"/>
  </office:meta>
</office:document-meta>
</file>